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328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gic</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Prof Rice</text:p>
          </table:table-cell>
          <table:covered-table-cell table:number-columns-repeated="5" table:style-name="ce18"/>
          <table:table-cell table:style-name="ce5"/>
          <table:table-cell table:style-name="ce5">
            <draw:frame draw:z-index="0" draw:style-name="gr1" draw:text-style-name="P1" svg:width="6.3008in" svg:height="3.1335in" svg:x="2.1539in" svg:y="0.0551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Prof Rice</text:p>
          </table:table-cell>
          <table:covered-table-cell table:number-columns-repeated="5" table:style-name="ce75"/>
          <table:table-cell table:style-name="ce75" table:content-validation-name="val11" office:value-type="string" calcext:value-type="string">
            <text:p>GFR</text:p>
          </table:table-cell>
          <table:table-cell table:style-name="ce74" table:content-validation-name="val13" office:value-type="float" office:value="1" calcext:value-type="float">
            <text:p>1</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2" calcext:value-type="float">
            <text:p>12</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0" calcext:value-type="float">
            <text:p>10</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83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83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0" calcext:value-type="float">
            <text:p>1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8" calcext:value-type="float">
            <text:p>8</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the Nim Mainwin class and main() function</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Remove unneeded portions of Mainwin – keep File &gt; Quit and callback method</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Write get_string, get_int, and get_double based on EntryDialog class from Lecture 14</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Insert &gt; Tool menu item</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Write on_insert_tool_click callback</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Write on_show_products_click method to update data area</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PLANT</text:p>
          </table:table-cell>
          <table:table-cell table:style-name="ce80" table:content-validation-name="val16"/>
          <table:table-cell table:style-name="ce87" table:content-validation-name="val17" office:value-type="string" calcext:value-type="string">
            <text:p>Add Insert &gt; Plant menu item</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PLANT</text:p>
          </table:table-cell>
          <table:table-cell table:style-name="ce80" table:content-validation-name="val16"/>
          <table:table-cell table:style-name="ce87" table:content-validation-name="val17" office:value-type="string" calcext:value-type="string">
            <text:p>Write on_insert_plant_click callback</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Add Insert &gt; Mulch menu item</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Write on_insert_mulch_click callback</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83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9" calcext:value-type="float">
            <text:p>9</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8" calcext:value-type="float">
            <text:p>8</text:p>
          </table:table-cell>
          <table:table-cell table:style-name="ce37" table:formula="of:=COUNTIF([.E$17:.E$995]; &quot;Completed Day 1&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5" calcext:value-type="float">
            <text:p>5</text:p>
          </table:table-cell>
          <table:table-cell table:style-name="ce37" table:formula="of:=COUNTIF([.E$17:.E$995]; &quot;Completed Day 3&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 calcext:value-type="float">
            <text:p>1</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Copy and update on_about_click from Nim</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Add filename attribute and init list construction</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Implement File &gt; New menu item</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Add Store name and filename dialogs to on_file_new_click</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Add save(ostream&amp;) method to all data classes</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Add File &gt; Save to menu and Mainwin::on_save_click</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Copy file chooser code from Nim (Lecture 15) and updat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Duplicate file chooser code from Save As and updat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Improve error handling on bad data</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83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7" calcext:value-type="float">
            <text:p>7</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7" calcext:value-type="float">
            <text:p>7</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 Customer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Modify Store to include vector, add_customer, and iterator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 on_new_customer_click with unified dialo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Add Insert &gt; Customer</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Create on_view_customers_click</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Add View &gt; Customers and View &gt; Product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7">
          <table:table-cell table:style-name="ce80" table:content-validation-name="val14" office:value-type="float" office:value="7" calcext:value-type="float">
            <text:p>7</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Modify Store::save and Store::Store to save and load customers as well as product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83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83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0">00/00/0000</text:date>, <text:time style:data-style-name="N2" text:time-value="16:13:55.142741049">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0T16:17:54.936638785</dc:date>
    <meta:editing-cycles>203</meta:editing-cycles>
    <meta:editing-duration>P5DT22H39M41S</meta:editing-duration>
    <meta:generator>LibreOffice/6.4.6.2$Linux_X86_64 LibreOffice_project/40$Build-2</meta:generator>
    <meta:document-statistic meta:table-count="7" meta:cell-count="1207"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2">
                <text:p>12</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9">
                <text:p>9</text:p>
                <draw:g>
                  <svg:desc>'Sprint 03 Backlog'.B7:'Sprint 03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